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4cf6" officeooo:paragraph-rsid="00154cf6"/>
    </style:style>
    <style:style style:name="T1" style:family="text">
      <style:text-properties officeooo:rsid="001723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ner’s quote for graduation slide:</text:p>
      <text:p text:style-name="P1"/>
      <text:p text:style-name="P1">“STOP BEING AVERAGE!</text:p>
      <text:p text:style-name="P1"><text:s/></text:p>
      <text:p text:style-name="P1">Some things you have to SKILL your way through, other things you have to WILL your way through!</text:p>
      <text:p text:style-name="P1"/>
      <text:p text:style-name="P1">The longer you ENTERTAIN what is not for you, the longer you <text:span text:style-name="T1">POSTPONE</text:span> what is!”</text:p>
      <text:p text:style-name="P1"/>
      <text:p text:style-name="P1">quotes from Eric Thoma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09:14:08.614000000</meta:creation-date>
    <dc:date>2024-11-25T09:21:52.570000000</dc:date>
    <meta:editing-duration>PT7M43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6" meta:word-count="45" meta:character-count="255" meta:non-whitespace-character-count="213"/>
  </office:meta>
</office:document-meta>
</file>